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Headers.removeAll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Iterato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imeHeaders.setHeader( String name , String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imeHeaders.addHeader( String name ,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tchingIterato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meHeaders.getHeader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imeHeaders.Mim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Iterator.MatchingIterator( String as [ ] ,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meHeaders.getAll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Headers.removeHead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meHeaders.getNonMatchingHeaders( String name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Headers.getMatchingHeaders( String name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Iterator.nextMatch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atching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